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style="italic" fo:font-weight="bold" officeooo:rsid="0017e572" officeooo:paragraph-rsid="00189e1c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style="italic" officeooo:rsid="0013852e" officeooo:paragraph-rsid="001a41cb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text-align="justify" style:justify-single-word="false"/>
      <style:text-properties officeooo:paragraph-rsid="001a41cb"/>
    </style:style>
    <style:style style:name="P4" style:family="paragraph" style:parent-style-name="Standard">
      <style:paragraph-properties fo:text-align="justify" style:justify-single-word="false"/>
      <style:text-properties officeooo:paragraph-rsid="0014949a"/>
    </style:style>
    <style:style style:name="T1" style:family="text">
      <style:text-properties fo:font-size="11pt" officeooo:rsid="0013852e" style:font-size-asian="11pt" style:font-size-complex="11pt"/>
    </style:style>
    <style:style style:name="T2" style:family="text">
      <style:text-properties fo:font-size="11pt" officeooo:rsid="001495dc" style:font-size-asian="11pt" style:font-size-complex="11pt"/>
    </style:style>
    <style:style style:name="T3" style:family="text">
      <style:text-properties fo:font-size="11pt" officeooo:rsid="00170b04" style:font-size-asian="11pt" style:font-size-complex="11pt"/>
    </style:style>
    <style:style style:name="T4" style:family="text">
      <style:text-properties fo:font-size="11pt" fo:font-style="italic" officeooo:rsid="0013852e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10b451" style:font-size-asian="11pt" style:font-style-asian="italic" style:font-size-complex="11pt" style:font-style-complex="italic"/>
    </style:style>
    <style:style style:name="T6" style:family="text">
      <style:text-properties fo:font-size="11pt" fo:font-style="italic" officeooo:rsid="0012ab60" style:font-size-asian="11pt" style:font-style-asian="italic" style:font-size-complex="11pt" style:font-style-complex="italic"/>
    </style:style>
    <style:style style:name="T7" style:family="text">
      <style:text-properties fo:font-size="11pt" fo:font-style="normal" officeooo:rsid="0012ab60" style:font-size-asian="11pt" style:font-style-asian="normal" style:font-size-complex="11pt" style:font-style-complex="normal"/>
    </style:style>
    <style:style style:name="T8" style:family="text">
      <style:text-properties fo:font-size="11pt" fo:font-style="normal" officeooo:rsid="001403b3" style:font-size-asian="11pt" style:font-style-asian="normal" style:font-size-complex="11pt" style:font-style-complex="normal"/>
    </style:style>
    <style:style style:name="T9" style:family="text">
      <style:text-properties fo:font-size="11pt" fo:font-style="normal" officeooo:rsid="0014949a" style:font-size-asian="11pt" style:font-style-asian="normal" style:font-size-complex="11pt" style:font-style-complex="normal"/>
    </style:style>
    <style:style style:name="T10" style:family="text">
      <style:text-properties fo:font-size="11pt" fo:font-style="normal" officeooo:rsid="00149b89" style:font-size-asian="11pt" style:font-style-asian="normal" style:font-size-complex="11pt" style:font-style-complex="normal"/>
    </style:style>
    <style:style style:name="T1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</text:p>
      <text:p text:style-name="P3"><text:span text:style-name="T1">Le design de l’application </text:span><text:span text:style-name="T2">ne respecte pas totalement les guidelines du Material design mais plutôt celle d’Apple pour </text:span><text:span text:style-name="T3">le système </text:span><text:span text:style-name="T2">iOS. D</text:span><text:span text:style-name="T1">isponible via ce lien : « </text:span><text:a xlink:type="simple" xlink:href="https://dribbble.com/shots/2595355-Daily-UI-" text:style-name="Internet_20_link" text:visited-style-name="Visited_20_Internet_20_Link"><text:span text:style-name="T11">Daily UI #004 Calculator</text:span></text:a><text:span text:style-name="T11"> ». </text:span><text:span text:style-name="T2">elle a été</text:span><text:span text:style-name="T1"> réalisé par Alina Shipulina UI/UX Designer. </text:span><text:span text:style-name="T4">« Good artist copy, great artist steal ».</text:span></text:p>
      <text:p text:style-name="P2"/>
      <text:p text:style-name="P4"><text:span text:style-name="T4">F</text:span><text:span text:style-name="T5">ont : </text:span><text:span text:style-name="T6">Roboto-thin.</text:span></text:p>
      <text:p text:style-name="P4"><text:span text:style-name="T7">Je suis la guideline Android je ne peux pas utiliser la police d’écriture de la designer d’Alina Shipulina </text:span><text:span text:style-name="T10">car elle a sûrement été utilisé pour correspondre à l’interface iOS </text:span><text:span text:style-name="T7">et de toute manière je ne </text:span><text:span text:style-name="T8">l’a possède</text:span><text:span text:style-name="T7"> pas.</text:span></text:p>
      <text:p text:style-name="P4"><text:span text:style-name="T7"/></text:p>
      <text:p text:style-name="P4"><text:span text:style-name="T9">date : 10.05.2017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7:46:32.951714744</meta:creation-date>
    <dc:date>2017-05-30T09:44:06.815970061</dc:date>
    <meta:editing-duration>PT22M33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1" meta:paragraph-count="5" meta:word-count="94" meta:character-count="546" meta:non-whitespace-character-count="457"/>
  </office:meta>
</office:document-meta>
</file>